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02222" calcext:value-type="float">
            <text:p>40222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50396" calcext:value-type="float">
            <text:p>55039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47368" calcext:value-type="float">
            <text:p>54736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0379" calcext:value-type="float">
            <text:p>35037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35071" calcext:value-type="float">
            <text:p>53507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9785" calcext:value-type="float">
            <text:p>27978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6123" calcext:value-type="float">
            <text:p>19612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0470" calcext:value-type="float">
            <text:p>50047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5074" calcext:value-type="float">
            <text:p>19507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5892" calcext:value-type="float">
            <text:p>2658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5666" calcext:value-type="float">
            <text:p>15566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7717" calcext:value-type="float">
            <text:p>2077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0998" calcext:value-type="float">
            <text:p>2909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7753" calcext:value-type="float">
            <text:p>2577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1216" calcext:value-type="float">
            <text:p>3012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2515" calcext:value-type="float">
            <text:p>19251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https://earthobservatory.nasa.gov/images/145464/fires-in-brazil</text:p>
          </table:table-cell>
          <table:table-cell/>
        </table:table-row>
      </table:table>
      <table:table table:name="Planilha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Total_23_ag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2773" calcext:value-type="float">
            <text:p>1127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422" calcext:value-type="float">
            <text:p>764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6648" calcext:value-type="float">
            <text:p>5664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5508" calcext:value-type="float">
            <text:p>105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8:32:49.856548391</meta:creation-date>
    <dc:date>2019-08-24T18:37:58.514038454</dc:date>
    <meta:editing-duration>PT5M9S</meta:editing-duration>
    <meta:editing-cycles>2</meta:editing-cycles>
    <meta:generator>LibreOffice/6.0.7.3$Linux_X86_64 LibreOffice_project/00m0$Build-3</meta:generator>
    <meta:document-statistic meta:table-count="2" meta:cell-count="45" meta:object-count="0"/>
  </office:meta>
</office:document-meta>
</file>